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buntu2" fo:font-size="48pt" fo:text-shadow="1pt 1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text-line-through-style="none" style:text-line-through-type="none" fo:text-shadow="1pt 1pt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text-properties fo:font-size="40pt" fo:text-shadow="1pt 1pt" fo:font-weight="bold" style:font-size-asian="40pt" style:font-weight-asian="bold" style:font-size-complex="40pt" style:font-weight-complex="bold"/>
    </style:style>
    <style:style style:name="P9" style:family="paragraph">
      <style:paragraph-properties fo:text-align="start"/>
    </style:style>
    <style:style style:name="P10" style:family="paragraph">
      <style:text-properties fo:font-size="60pt" fo:text-shadow="1pt 1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ffffff"/>
      <style:text-properties fo:font-size="60pt" fo:text-shadow="1pt 1pt" fo:font-weight="bold" style:font-size-asian="60pt" style:font-weight-asian="bold" style:font-size-complex="60pt" style:font-weight-complex="bold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14" style:family="paragraph">
      <loext:graphic-properties draw:fill-color="#ffffff"/>
      <style:text-properties fo:font-size="48pt" fo:text-shadow="1pt 1pt" fo:font-weight="bold" style:font-size-asian="48pt" style:font-weight-asian="bold" style:font-size-complex="48pt" style:font-weight-complex="bold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style:text-line-through-style="none" style:text-line-through-type="none" fo:text-shadow="1pt 1pt" fo:font-weight="bold" style:font-weight-asian="bold" style:font-weight-complex="bold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text-shadow="1pt 1pt" fo:font-weight="bold" style:font-weight-asian="bold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60pt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CL1 : Converting Treebanks to</text:span></text:p>
            <text:p><text:span text:style-name="T1">MySQL</text:span></text:p>
            <text:p><text:span text:style-name="T1"/></text:p>
            <text:p><text:span text:style-name="T2">Pranav Goel (201525)</text:span></text:p>
            <text:p><text:span text:style-name="T2">Aditya Srivastava (2014251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treebank is a parsed text corpus that annotates syntactic or semantic sentence structure</text:p>
              </text:list-item>
              <text:list-item>
                <text:p>Trees play a vital role in computational linguistics due to the large and varied amounts of information they can hold</text:p>
              </text:list-item>
              <text:list-item>
                <text:p>As such, being able to automate the querying of a treebank and its trees is of utmost importance</text:p>
              </text:list-item>
              <text:list-item>
                <text:p><text:span text:style-name="T4">Solution: </text:span><text:span text:style-name="T5">Map the treebanks to digital datab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Problem Statement</text:span></text:p>
          </draw:text-box>
        </draw:frame>
        <draw:frame presentation:style-name="pr4" draw:text-style-name="P7" draw:layer="layout" svg:width="25.199cm" svg:height="12.179cm" svg:x="1.401cm" svg:y="8.2cm" presentation:class="outline" presentation:user-transformed="true">
          <draw:text-box>
            <text:list text:style-name="L2">
              <text:list-header>
                <text:p text:style-name="P6"><text:span text:style-name="T7">Facilitate the conversion of Hindi and Urdu treebanks into MySql databas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Method Followed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teps, in order:</text:p>
              </text:list-header>
            </text:list>
            <text:list text:style-name="L3">
              <text:list-item>
                <text:p>Design a database to hold all information offered by treebank</text:p>
              </text:list-item>
              <text:list-item>
                <text:p>Make sure that no relations are skipped over in the DB that exist in a tree</text:p>
              </text:list-item>
              <text:list-item>
                <text:p>Parse text based data to be held by the DB</text:p>
              </text:list-item>
              <text:list-item>
                <text:p>Dump the parsed data into DB</text:p>
              </text:list-item>
              <text:list-item>
                <text:p><text:span text:style-name="T8">PROF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quirements</text:span></text:p>
          </draw:text-box>
        </draw:frame>
        <draw:frame presentation:style-name="pr4" draw:layer="layout" svg:width="25.199cm" svg:height="12.179cm" svg:x="1.361cm" svg:y="7.094cm" presentation:class="outline" presentation:user-transformed="true">
          <draw:text-box>
            <text:list text:style-name="L2">
              <text:list-item>
                <text:p>Treebank data showing consistent pattern</text:p>
              </text:list-item>
              <text:list-item>
                <text:p>Scripting language/protocol which allows us to parse text</text:p>
              </text:list-item>
              <text:list-item>
                <text:p>Interface to set up MySQL link for accepting parsed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 text:style-name="P8"><text:span text:style-name="T9">Problems : Experiments and Results</text:span></text:p>
          </draw:text-box>
        </draw:frame>
        <draw:frame presentation:style-name="pr4" draw:layer="layout" svg:width="25.199cm" svg:height="12.179cm" svg:x="1.4cm" svg:y="7.4cm" presentation:class="outline" presentation:user-transformed="true">
          <draw:text-box>
            <text:list text:style-name="L2">
              <text:list-item>
                <text:p>DB design</text:p>
              </text:list-item>
              <text:list-item>
                <text:p>Parsing non-Roman characters</text:p>
              </text:list-item>
              <text:list-item>
                <text:p>Dumping data with non-Roman characters</text:p>
                <text:list>
                  <text:list-item>
                    <text:p>MySQL does not show native support for non-ASCII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Discussion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10">| Sid | Wid | form | lemma | cpos | pos |</text:span></text:p>
            <text:p text:style-name="P6"><text:span text:style-name="T10">|category | gender | number | person |</text:span></text:p>
            <text:p text:style-name="P6"><text:span text:style-name="T10">| cas | vibh | tam | chunkid | chunktype |</text:span></text:p>
            <text:p text:style-name="P6"><text:span text:style-name="T10">|stype | voicetype | parent | drel |</text:span></text:p>
            <text:p text:style-name="P9"/>
            <text:p text:style-name="P9"><text:span text:style-name="T8">Example Query:</text:span></text:p>
            <text:p text:style-name="P6"><text:span text:style-name="T11">SELECT * FROM treesql WHER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11" draw:layer="layout" svg:width="25.199cm" svg:height="16.255cm" svg:x="1.4cm" svg:y="0.837cm" presentation:class="subtitle">
          <draw:text-box>
            <text:p text:style-name="P10"><text:span text:style-name="T12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6">Acknowledgement</text:span></text:p>
          </draw:text-box>
        </draw:frame>
        <draw:frame presentation:style-name="pr4" draw:text-style-name="P12" draw:layer="layout" svg:width="25.199cm" svg:height="12.179cm" svg:x="1.4cm" svg:y="6.621cm" presentation:class="outline" presentation:user-transformed="true">
          <draw:text-box>
            <text:list text:style-name="L2">
              <text:list-header>
                <text:p text:style-name="P12"><text:span text:style-name="T13">We would like to thank </text:span><text:span text:style-name="T14">Dr. Dipti Mishra</text:span><text:span text:style-name="T13"> and </text:span><text:span text:style-name="T14">Dr. </text:span><text:span text:style-name="T14">Soma Paul</text:span><text:span text:style-name="T13"> for their guidance through this </text:span><text:span text:style-name="T13">endeavor.</text:span></text:p>
                <text:p text:style-name="P12"><text:span text:style-name="T13">We also thank our mentor </text:span><text:span text:style-name="T14">Mr. Irshad Bhat</text:span><text:span text:style-name="T15">and </text:span><text:span text:style-name="T15">our TA mentor </text:span><text:span text:style-name="T14">Ms. Riya Pal</text:span><text:span text:style-name="T15"> for their assistanc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4" draw:layer="layout" svg:width="25.199cm" svg:height="16.255cm" svg:x="1.4cm" svg:y="0.837cm" presentation:class="subtitle">
          <draw:text-box>
            <text:p text:style-name="P13"><text:span text:style-name="T1">Thank Y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6">References</text:span></text:p>
          </draw:text-box>
        </draw:frame>
        <draw:frame presentation:style-name="pr4" draw:text-style-name="P1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<text:s/></text:span><text:span text:style-name="T16">Alexander Clark, Chris Fox and Shalom Lappin (2010); The handbook of computational linguistics and natural language processing – Wiley</text:span></text:p>
              </text:list-item>
              <text:list-item>
                <text:p><text:span text:style-name="T16">Python 2.7 - </text:span><text:span text:style-name="T16"><text:a xlink:href="https://docs.python.org/2/" xlink:type="simple">https://docs.python.org/2/</text:a></text:span></text:p>
              </text:list-item>
              <text:list-item>
                <text:p><text:span text:style-name="T16">MySQL - </text:span><text:span text:style-name="T16"><text:a xlink:href="https://dev.mysql.com/doc/" xlink:type="simple">https://dev.mysql.com/doc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2" fo:font-family="Ubuntu" style:font-style-name="Regular" style:font-pitch="variable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05:50:00.811497122</meta:creation-date>
    <dc:date>2016-11-26T07:38:29.663023386</dc:date>
    <meta:editing-duration>PT52M3S</meta:editing-duration>
    <meta:editing-cycles>14</meta:editing-cycles>
    <meta:generator>LibreOffice/5.1.4.2$Linux_X86_64 LibreOffice_project/10m0$Build-2</meta:generator>
    <meta:document-statistic meta:object-count="62"/>
  </office:meta>
</office:document-meta>
</file>